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Verdana1" svg:font-family="Verdana" style:font-family-generic="swiss" style:font-pitch="variable"/>
    <style:font-face style:name="Arial Narrow2" svg:font-family="'Arial Narro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1.48cm"/>
    </style:style>
    <style:style style:name="gr2" style:family="graphic" style:parent-style-name="standard">
      <style:graphic-properties draw:fill-color="#ff3399" draw:textarea-horizontal-align="justify" draw:textarea-vertical-align="middle" draw:auto-grow-height="false" fo:min-height="1.164cm" fo:min-width="1.128cm"/>
    </style:style>
    <style:style style:name="gr3" style:family="graphic" style:parent-style-name="standard">
      <style:graphic-properties draw:fill-color="#66ff99" draw:textarea-horizontal-align="justify" draw:textarea-vertical-align="middle" draw:auto-grow-height="false" fo:min-height="2.063cm" fo:min-width="3.101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1.875cm" fo:min-width="2.601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.001cm"/>
    </style:style>
    <style:style style:name="gr7" style:family="graphic" style:parent-style-name="standard">
      <style:graphic-properties draw:fill-color="#6600ff" draw:textarea-horizontal-align="justify" draw:textarea-vertical-align="middle" draw:auto-grow-height="false" fo:min-height="1.813cm" fo:min-width="3.50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cm" fo:min-width="18.6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7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339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66ff99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6600ff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212cm" fo:margin-bottom="0cm" fo:text-align="justify" fo:text-indent="0cm" style:text-autospace="none"/>
    </style:style>
    <style:style style:name="P10" style:family="paragraph">
      <style:paragraph-properties fo:margin-left="0cm" fo:margin-right="0cm" fo:margin-top="0cm" fo:margin-bottom="0.423cm" fo:text-align="justify" fo:text-indent="0cm" style:text-autospace="none">
        <style:tab-stops>
          <style:tab-stop style:position="0.75cm"/>
        </style:tab-stops>
      </style:paragraph-properties>
    </style:style>
    <style:style style:name="P11" style:family="paragraph">
      <style:paragraph-properties fo:margin-left="0cm" fo:margin-right="0cm" fo:margin-top="0.212cm" fo:margin-bottom="0cm" fo:text-align="justify" fo:text-indent="0cm" style:text-autospace="none"/>
      <style:text-properties fo:color="#000000" style:font-name="Arial Narrow1" fo:font-size="12pt" style:font-name-asian="Arial Narrow1" style:font-size-asian="12pt" style:language-asian="fr" style:country-asian="FR" style:font-name-complex="Arial Narrow1" style:font-size-complex="12pt" style:language-complex="ar" style:country-complex="SA"/>
    </style:style>
    <style:style style:name="P12" style:family="paragraph">
      <style:paragraph-properties fo:margin-left="0cm" fo:margin-right="0cm" fo:margin-top="0.212cm" fo:margin-bottom="0cm" fo:text-align="justify" fo:text-indent="0cm" style:text-autospace="none"/>
      <style:text-properties fo:color="#000000" style:font-name="Arial Narrow1" fo:font-size="12pt" style:font-name-asian="Arial Narrow1" style:font-size-asian="12pt" style:language-asian="fr" style:country-asian="FR" style:font-name-complex="Times New Roman" style:font-size-complex="12pt" style:language-complex="ar" style:country-complex="SA"/>
    </style:style>
    <style:style style:name="P13" style:family="paragraph">
      <loext:graphic-properties draw:fill="none" draw:fill-color="#ffffff"/>
      <style:paragraph-properties fo:margin-left="0cm" fo:margin-right="0cm" fo:margin-top="0.212cm" fo:margin-bottom="0cm" fo:text-align="justify" fo:text-indent="0cm" style:text-autospace="none"/>
      <style:text-properties fo:color="#800000" style:font-name="Arial Narrow1" fo:font-size="12pt" style:font-name-asian="Arial Narrow1" style:font-size-asian="12pt" style:language-asian="fr" style:country-asian="FR" style:font-name-complex="Times New Roman" style:font-size-complex="12pt" style:language-complex="ar" style:country-complex="SA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800000" style:text-outline="false" style:text-line-through-style="none" style:text-line-through-type="none" style:font-name="Arial Narrow1" fo:font-size="12pt" fo:font-style="normal" fo:text-shadow="none" style:text-underline-style="none" fo:font-weight="normal" style:letter-kerning="true" style:font-name-asian="Arial Narrow1" style:font-size-asian="12pt" style:language-asian="fr" style:country-asian="F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letter-kerning="true" style:font-name-asian="Arial Narrow1" style:font-size-asian="12pt" style:language-asian="fr" style:country-asian="F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ambria" fo:font-size="9pt" fo:font-style="normal" fo:text-shadow="none" style:text-underline-style="none" fo:font-weight="normal" style:letter-kerning="true" style:font-name-asian="Cambria" style:font-size-asian="9pt" style:language-asian="fr" style:country-asian="FR" style:font-style-asian="normal" style:font-weight-asian="normal" style:font-name-complex="Cambria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 Narrow1" fo:font-size="12pt" fo:language="en" fo:country="US" fo:font-style="normal" fo:text-shadow="none" style:text-underline-style="none" fo:font-weight="normal" style:letter-kerning="true" style:font-name-asian="Arial Narrow1" style:font-size-asian="12pt" style:language-asian="fr" style:country-asian="F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8cm" svg:height="2cm" svg:x="3.6cm" svg:y="2.5cm">
          <text:p text:style-name="P1"><text:span text:style-name="T1">S8P</text:span></text:p>
          <text:p text:style-name="P1"><text:span text:style-name="T1">(S8_X envrionnment AIX</text:span></text:p>
          <text:p text:style-name="P1"><text:span text:style-name="T1">S8_L environnment Linux)</text:span></text:p>
          <text:p text:style-name="P1"><text:span text:style-name="T1">SecJava</text:span></text:p>
          <text:p text:style-name="P1"><text:span text:style-name="T1">Nom-Numeéro GDP ex : VALLET-038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3cm" svg:height="2cm" svg:x="3.3cm" svg:y="7.3cm">
          <text:p text:style-name="P1"><text:span text:style-name="T2">Service local sur le poste</text:span></text:p>
          <text:p text:style-name="P1"><text:span text:style-name="T2">Applet</text:span></text:p>
          <text:p text:style-name="P1"><text:span text:style-name="T2">or</text:span></text:p>
          <text:p text:style-name="P1"><text:span text:style-name="T2">SRVSEC (depuis 200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.6cm" svg:height="3.7cm" svg:x="15.6cm" svg:y="4.2cm">
          <text:p text:style-name="P1"><text:span text:style-name="T3">AccessMaster</text:span></text:p>
          <text:p text:style-name="P1"><text:span text:style-name="T3">To get application rights SYS_CESAR etc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svg:x1="4.01cm" svg:y1="4.207cm" svg:x2="4.45cm" svg:y2="7.3cm" draw:start-shape="id1" draw:start-glue-point="7" draw:end-shape="id2" svg:d="M4010 4207v1799h440v1294" svg:viewBox="0 0 441 3094">
          <text:p/>
        </draw:connector>
        <draw:connector draw:style-name="gr4" draw:text-style-name="P5" draw:layer="layout" draw:line-skew="0cm 1.259cm -1.302cm" svg:x1="5.264cm" svg:y1="7.593cm" svg:x2="17.4cm" svg:y2="7.9cm" draw:start-shape="id2" draw:start-glue-point="11" draw:end-shape="id3" draw:end-glue-point="7" svg:d="M5264 7593v-794h5736v301h6400v800" svg:viewBox="0 0 12137 1102">
          <text:p/>
        </draw:connector>
        <draw:custom-shape draw:style-name="gr5" draw:text-style-name="P6" xml:id="id4" draw:id="id4" draw:layer="layout" svg:width="3.1cm" svg:height="3.4cm" svg:x="8.2cm" svg:y="12.9cm">
          <text:p text:style-name="P1"><text:span text:style-name="T4">LDAP</text:span><text:span text:style-name="T3"> To get DRHM/PinF tel number etc.</text:span></text:p>
          <text:p text:style-name="P1"><text:span text:style-name="T3">Get rights to get acces to that server or that fodler etc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svg:x1="6.4cm" svg:y1="3.5cm" svg:x2="9.75cm" svg:y2="12.9cm" draw:start-shape="id1" draw:start-glue-point="10" draw:end-shape="id4" svg:d="M6400 3500h3350v9400" svg:viewBox="0 0 3351 9401">
          <text:p/>
        </draw:connector>
        <draw:custom-shape draw:style-name="gr6" draw:text-style-name="P1" xml:id="id5" draw:id="id5" draw:layer="layout" svg:width="1.5cm" svg:height="2.4cm" svg:x="1.8cm" svg:y="10.5cm">
          <text:p text:style-name="P1">Passepor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svg:x1="4.45cm" svg:y1="9.3cm" svg:x2="2.55cm" svg:y2="10.5cm" draw:start-shape="id2" draw:start-glue-point="8" draw:end-shape="id5" svg:d="M4450 9300v601h-1900v599" svg:viewBox="0 0 1901 1201">
          <text:p/>
        </draw:connector>
        <draw:custom-shape draw:style-name="gr7" draw:text-style-name="P7" xml:id="id6" draw:id="id6" draw:layer="layout" svg:width="4cm" svg:height="3.3cm" svg:x="19.2cm" svg:y="13cm">
          <text:p text:style-name="P1">AN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8" draw:layer="layout" svg:x1="19.191cm" svg:y1="7.714cm" svg:x2="21.2cm" svg:y2="13cm" draw:end-shape="id6" draw:end-glue-point="5" svg:d="M19191 7714v2393h2009v2893" svg:viewBox="0 0 2010 5287">
          <text:p text:style-name="P1"><text:span text:style-name="T2">Export dans ldap de certaines infos</text:span></text:p>
        </draw:connector>
        <draw:frame draw:style-name="gr9" draw:text-style-name="P13" draw:layer="layout" svg:width="27.702cm" svg:height="4.958cm" svg:x="1cm" svg:y="16.542cm">
          <draw:text-box>
            <text:p text:style-name="P9"><text:span text:style-name="T5">Le S8_P apporte la fonction BNTSA : possibilité de générer des traces de </text:span></text:p>
            <text:p text:style-name="P9"><text:span text:style-name="T5">sécurité à destination de la BNTSA (Banque National des Traces de Sécurité).</text:span></text:p>
            <text:p text:style-name="P10"><text:span text:style-name="T6">Le S8_P simplifie la mise en œuvre du chiffrement applicatif symétrique (AES) et asymétrique (RSA).</text:span></text:p>
            <text:p text:style-name="P10"><text:span text:style-name="T6">Enfin, le S8_P apporte les outils de création et de vérification de jetons AuthAPP v2 (utilisés par les webservices SOAP).</text:span></text:p>
            <text:p text:style-name="P11"><text:span text:style-name="T6">Suite à une authentification réussie, le S8P constitue un contexte de sécurité disponible dans l’objet PHP </text:span><text:span text:style-name="T7">$S8P</text:span><text:span text:style-name="T6">. Cet objet est disponible dans tous les scripts php de l’application.</text:span></text:p>
            <text:p text:style-name="P12"><text:span text:style-name="T6">Cet objet contient les attributs et les permissions de l’agent <text:s/>$S8P→attributs['identifiant']  ; <text:s text:c="2"/></text:span><text:span text:style-name="T8">$S8P-&gt;habilitations <text:s/>;</text:span></text:p>
            <text:p text:style-name="P10"><text:span text:style-name="T6"/></text:p>
          </draw:text-box>
        </draw:frame>
      </draw:page>
      <draw:page draw:name="page2" draw:style-name="dp1" draw:master-page-name="Standard">
        <draw:frame draw:style-name="gr10" draw:text-style-name="P14" draw:layer="layout" svg:width="23.6cm" svg:height="8.021cm" svg:x="4.6cm" svg:y="1.9cm">
          <draw:text-box>
            <text:p><text:span text:style-name="T3">ANSLDAP Annuaire de sécurité LDAP</text:span></text:p>
            <text:p><text:span text:style-name="T3">SQUID permet l'accès à internet <text:s/>migration de de son authetification de HERMES vers ANSLDAP</text:span></text:p>
            <text:p><text:span text:style-name="T3"/></text:p>
            <text:p><text:span text:style-name="T3">Le user est authentifé par carte avant ouverture de la session , un contexte de sécurité contenant toutes les habilitations est créée en local sur le poste pour la durée de la session.</text:span></text:p>
            <text:p><text:span text:style-name="T3"/></text:p>
            <text:p><text:span text:style-name="T3">Le mécanisme SECJAVA est utilisé pour faire remonter les données de sécurité à une application </text:span></text:p>
            <text:p><text:span text:style-name="T3">Lors de la connexion.</text:span></text:p>
            <text:p><text:span text:style-name="T3"/></text:p>
            <text:p><text:span text:style-name="T3">Sinon login/mot de passe et interrogation LDAP</text:span></text:p>
            <text:p><text:span text:style-name="T3"/></text:p>
            <text:p><text:span text:style-name="T3">AUTHAPP</text:span></text:p>
            <text:p><text:span text:style-name="T3">Web servcies en interne les services tuxedo, le bus applicatif et l 'IAS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Verdana1" svg:font-family="Verdana" style:font-family-generic="swiss" style:font-pitch="variable"/>
    <style:font-face style:name="Arial Narrow2" svg:font-family="'Arial Narro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_2c_1_20_Car" style:display-name="Default Paragraph Font,1 Car" style:family="graphic">
      <style:paragraph-properties fo:margin-left="0cm" fo:margin-right="0cm" fo:margin-top="0.374cm" fo:margin-bottom="0cm" fo:text-align="justify" fo:text-indent="0cm" style:text-autospace="ideograph-alpha"/>
      <style:text-properties fo:color="#000000" style:font-name="Arial Narrow1" fo:font-family="'Arial Narrow'" style:font-family-generic="swiss" style:font-pitch="variable" fo:font-size="12pt" fo:language="fr" fo:country="FR" style:font-name-asian="Arial Narrow1" style:font-family-asian="'Arial Narrow'" style:font-family-generic-asian="swiss" style:font-pitch-asian="variable" style:font-size-asian="12pt" style:language-asian="fr" style:country-asian="FR" style:font-name-complex="Arial Narrow1" style:font-family-complex="'Arial Narrow'" style:font-family-generic-complex="swiss" style:font-pitch-complex="variable" style:font-size-complex="12pt" style:language-complex="ar" style:country-complex="SA"/>
    </style:style>
    <style:style style:name="_31_" style:display-name="1" style:family="graphic">
      <style:paragraph-properties fo:margin-left="0cm" fo:margin-right="0cm" fo:margin-top="0cm" fo:margin-bottom="0.497cm" fo:line-height="0.423cm" fo:text-align="start" fo:text-indent="0cm" style:text-autospace="ideograph-alpha"/>
      <style:text-properties fo:color="#333333" style:font-name="Verdana1" fo:font-family="Verdana" style:font-family-generic="swiss" style:font-pitch="variable" fo:font-size="9pt" fo:language="en" fo:country="US" style:font-name-asian="Verdana1" style:font-family-asian="Verdana" style:font-family-generic-asian="swiss" style:font-pitch-asian="variable" style:font-size-asian="9pt" style:language-asian="en" style:country-asian="US" style:font-name-complex="Verdana1" style:font-family-complex="Verdana" style:font-family-generic-complex="swiss" style:font-pitch-complex="variable" style:font-size-complex="9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4:03:35.961000000</meta:creation-date>
    <dc:date>2018-02-14T16:12:12.947000000</dc:date>
    <meta:editing-duration>PT2H2M13S</meta:editing-duration>
    <meta:editing-cycles>7</meta:editing-cycles>
    <meta:generator>LibreOffice/5.0.5.2$Windows_x86 LibreOffice_project/55b006a02d247b5f7215fc6ea0fde844b30035b3</meta:generator>
    <meta:document-statistic meta:object-count="13"/>
  </office:meta>
</office:document-meta>
</file>